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color="#333333" style:font-name="Caladea"/>
    </style:style>
    <style:style style:name="P2" style:family="paragraph" style:parent-style-name="Standard" style:list-style-name="L1">
      <style:paragraph-properties fo:margin-top="0.0398in" fo:margin-bottom="0.0398in" loext:contextual-spacing="false"/>
      <style:text-properties fo:color="#333333" style:font-name="Caladea" fo:font-size="14pt" fo:font-weight="normal" officeooo:rsid="00140398" officeooo:paragraph-rsid="00140398" style:font-size-asian="12.25pt" style:font-weight-asian="normal" style:font-size-complex="14pt" style:font-weight-complex="normal"/>
    </style:style>
    <style:style style:name="P3" style:family="paragraph" style:parent-style-name="Standard" style:list-style-name="L1">
      <style:paragraph-properties fo:margin-top="0.0398in" fo:margin-bottom="0.0398in" loext:contextual-spacing="false"/>
      <style:text-properties fo:color="#333333" style:font-name="Caladea" fo:font-size="14pt" fo:font-weight="normal" officeooo:rsid="00140398" officeooo:paragraph-rsid="0016766a" style:font-size-asian="12.25pt" style:font-weight-asian="normal" style:font-size-complex="14pt" style:font-weight-complex="normal"/>
    </style:style>
    <style:style style:name="P4" style:family="paragraph" style:parent-style-name="Standard" style:list-style-name="L1">
      <style:paragraph-properties fo:margin-top="0.0398in" fo:margin-bottom="0.0398in" loext:contextual-spacing="false"/>
      <style:text-properties fo:color="#333333" style:font-name="Caladea" fo:font-size="14pt" fo:font-weight="normal" officeooo:rsid="001557d9" officeooo:paragraph-rsid="0016766a" style:font-size-asian="12.25pt" style:font-weight-asian="normal" style:font-size-complex="14pt" style:font-weight-complex="normal"/>
    </style:style>
    <style:style style:name="P5" style:family="paragraph" style:parent-style-name="Standard" style:list-style-name="L1">
      <style:paragraph-properties fo:margin-top="0.0398in" fo:margin-bottom="0.0398in" loext:contextual-spacing="false"/>
      <style:text-properties fo:color="#333333" style:font-name="Caladea" fo:font-size="14pt" fo:font-weight="bold" officeooo:rsid="00140398" officeooo:paragraph-rsid="0016766a" style:font-size-asian="12.25pt" style:font-weight-asian="bold" style:font-size-complex="14pt" style:font-weight-complex="bold"/>
    </style:style>
    <style:style style:name="P6" style:family="paragraph" style:parent-style-name="Standard" style:list-style-name="L1">
      <style:paragraph-properties fo:margin-top="0.0398in" fo:margin-bottom="0.0398in" loext:contextual-spacing="false"/>
      <style:text-properties fo:color="#333333" style:font-name="Caladea" fo:font-size="14pt" fo:font-weight="bold" officeooo:rsid="001557d9" officeooo:paragraph-rsid="0016766a" style:font-size-asian="12.25pt" style:font-weight-asian="bold" style:font-size-complex="14pt" style:font-weight-complex="bold"/>
    </style:style>
    <style:style style:name="P7" style:family="paragraph" style:parent-style-name="Standard" style:list-style-name="L1">
      <style:paragraph-properties fo:margin-top="0.0791in" fo:margin-bottom="0.0791in" loext:contextual-spacing="false"/>
      <style:text-properties fo:color="#333333" style:font-name="Caladea" officeooo:paragraph-rsid="00140398"/>
    </style:style>
    <style:style style:name="T1" style:family="text">
      <style:text-properties fo:font-size="14pt" fo:font-weight="normal" officeooo:rsid="00140398" style:font-size-asian="12.25pt" style:font-weight-asian="normal" style:font-size-complex="14pt" style:font-weight-complex="normal"/>
    </style:style>
    <style:style style:name="T2" style:family="text">
      <style:text-properties style:font-name="Caladea"/>
    </style:style>
    <style:style style:name="T3" style:family="text">
      <style:text-properties fo:color="#333333" style:font-name="Calad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ublish Site Instructions</text:h>
      <text:h text:style-name="Heading_20_3" text:outline-level="3"><text:span text:style-name="Emphasis"><text:span text:style-name="T3">You want to be in your solution root directory. <text:s/>Both your solution and project are named the same, so be cognizant of that when changing directories.</text:span></text:span></text:h>
      <text:list xml:id="list3953156141" text:style-name="L1">
        <text:list-item>
          <text:p text:style-name="P7"><text:span text:style-name="T1">Use the “cd” command to change directories. If you are deep into the solution directory structure, you want to move back several directories by typing “cd ..” or, for multiple directory movement use “cd ../../..” which moves you three directories back, as noted by the three sets of “..”. <text:s/>You will only need to do this if you are not already in the solution root.</text:span></text:p>
        </text:list-item>
        <text:list-item>
          <text:p text:style-name="P2">Once you have changed directories, you know you’re in the right one by checking for the file “AndrewPino.sln”. <text:s/>You can check for this file by typing the command “ls” for a list of files or “ls -l” for a list of files and their attributes.</text:p>
        </text:list-item>
        <text:list-item>
          <text:p text:style-name="P2">Now you can run the publish command which will build the project and deposit those files into your publish directory, which is in relation to your solution root “AndrewPino/bin/Release/netcoreapp3.0”. <text:s/>However you do not need to change directories in order to publish as I will provide the command in a format that does not require that you change directories.</text:p>
        </text:list-item>
        <text:list-item>
          <text:p text:style-name="P3">To publish: <text:s/>Execute the command </text:p>
          <text:list>
            <text:list-item>
              <text:p text:style-name="P5">dotnet publish --configuration Release</text:p>
            </text:list-item>
          </text:list>
        </text:list-item>
        <text:list-item>
          <text:p text:style-name="P2">This only builds the site in a form that can be executed by Linux. <text:s/>Now you need to move the files to the location that Linux can execute them and then restart the site service so that Apache uses them.</text:p>
        </text:list-item>
        <text:list-item>
          <text:p text:style-name="P4">Run the following command. You will be required to input your password after you execute it, which elevates your privileges and allows you to overwrite files you would not normally be able to overwrite.</text:p>
          <text:list>
            <text:list-item>
              <text:p text:style-name="P6">sudo cp -rf AndrewPino/bin/Release/netcoreapp3.0/* /websites/andrewpino.com/</text:p>
            </text:list-item>
          </text:list>
        </text:list-item>
        <text:list-item>
          <text:p text:style-name="P4">Now you need to restart your website by executing the following command:</text:p>
          <text:list>
            <text:list-item>
              <text:p text:style-name="P6">sudo systemctl restart andrewpino.co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17:05:11.538958651</meta:creation-date>
    <dc:date>2019-12-12T08:11:54.821317168</dc:date>
    <meta:editing-duration>PT14H55M22S</meta:editing-duration>
    <meta:editing-cycles>2</meta:editing-cycles>
    <meta:generator>LibreOffice/6.2.8.2$Linux_X86_64 LibreOffice_project/20$Build-2</meta:generator>
    <meta:document-statistic meta:table-count="0" meta:image-count="0" meta:object-count="0" meta:page-count="1" meta:paragraph-count="12" meta:word-count="312" meta:character-count="1808" meta:non-whitespace-character-count="1512"/>
  </office:meta>
</office:document-meta>
</file>